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88.0916"/>
          <table:table-cell office:value-type="float" office:value="84.289"/>
          <table:table-cell office:value-type="float" office:value="82.4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88117.0"/>
          <table:table-cell office:value-type="float" office:value="600.0"/>
          <table:table-cell office:value-type="float" office:value="275078.0"/>
          <table:table-cell office:value-type="float" office:value="1075748.0"/>
          <table:table-cell office:value-type="float" office:value="219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7.3708"/>
          <table:table-cell office:value-type="float" office:value="73.697"/>
          <table:table-cell office:value-type="float" office:value="71.77"/>
          <table:table-cell office:value-type="float" office:value="1.0"/>
          <table:table-cell office:value-type="float" office:value="0.0"/>
          <table:table-cell office:value-type="float" office:value="291.0"/>
          <table:table-cell office:value-type="float" office:value="107651.0"/>
          <table:table-cell office:value-type="float" office:value="600.0"/>
          <table:table-cell office:value-type="float" office:value="275078.0"/>
          <table:table-cell office:value-type="float" office:value="1075748.0"/>
          <table:table-cell office:value-type="float" office:value="2202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98336"/>
          <table:table-cell office:value-type="float" office:value="2.146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600.0"/>
          <table:table-cell office:value-type="float" office:value="276206.0"/>
          <table:table-cell office:value-type="float" office:value="1080194.0"/>
          <table:table-cell office:value-type="float" office:value="2219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70.4774"/>
          <table:table-cell office:value-type="float" office:value="66.876"/>
          <table:table-cell office:value-type="float" office:value="64.97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46247.0"/>
          <table:table-cell office:value-type="float" office:value="600.0"/>
          <table:table-cell office:value-type="float" office:value="275078.0"/>
          <table:table-cell office:value-type="float" office:value="1075749.0"/>
          <table:table-cell office:value-type="float" office:value="219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539"/>
          <table:table-cell office:value-type="float" office:value="42.749"/>
          <table:table-cell office:value-type="float" office:value="40.83"/>
          <table:table-cell office:value-type="float" office:value="1.0"/>
          <table:table-cell office:value-type="float" office:value="0.0"/>
          <table:table-cell office:value-type="float" office:value="232.0"/>
          <table:table-cell office:value-type="float" office:value="71856.0"/>
          <table:table-cell office:value-type="float" office:value="600.0"/>
          <table:table-cell office:value-type="float" office:value="275078.0"/>
          <table:table-cell office:value-type="float" office:value="1075749.0"/>
          <table:table-cell office:value-type="float" office:value="219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58449"/>
          <table:table-cell office:value-type="float" office:value="2.635"/>
          <table:table-cell office:value-type="float" office:value="0.5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565.0"/>
          <table:table-cell office:value-type="float" office:value="600.0"/>
          <table:table-cell office:value-type="float" office:value="276206.0"/>
          <table:table-cell office:value-type="float" office:value="1080195.0"/>
          <table:table-cell office:value-type="float" office:value="2219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82.9396"/>
          <table:table-cell office:value-type="float" office:value="79.28"/>
          <table:table-cell office:value-type="float" office:value="77.38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82986.0"/>
          <table:table-cell office:value-type="float" office:value="600.0"/>
          <table:table-cell office:value-type="float" office:value="275078.0"/>
          <table:table-cell office:value-type="float" office:value="1075748.0"/>
          <table:table-cell office:value-type="float" office:value="2202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7531"/>
          <table:table-cell office:value-type="float" office:value="65.928"/>
          <table:table-cell office:value-type="float" office:value="63.98"/>
          <table:table-cell office:value-type="float" office:value="1.0"/>
          <table:table-cell office:value-type="float" office:value="0.0"/>
          <table:table-cell office:value-type="float" office:value="317.0"/>
          <table:table-cell office:value-type="float" office:value="114378.0"/>
          <table:table-cell office:value-type="float" office:value="600.0"/>
          <table:table-cell office:value-type="float" office:value="275078.0"/>
          <table:table-cell office:value-type="float" office:value="1075748.0"/>
          <table:table-cell office:value-type="float" office:value="220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3706"/>
          <table:table-cell office:value-type="float" office:value="2.957"/>
          <table:table-cell office:value-type="float" office:value="0.76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791.0"/>
          <table:table-cell office:value-type="float" office:value="600.0"/>
          <table:table-cell office:value-type="float" office:value="276206.0"/>
          <table:table-cell office:value-type="float" office:value="1080194.0"/>
          <table:table-cell office:value-type="float" office:value="2219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9.4667"/>
          <table:table-cell office:value-type="float" office:value="55.755"/>
          <table:table-cell office:value-type="float" office:value="53.85"/>
          <table:table-cell office:value-type="float" office:value="0.0"/>
          <table:table-cell office:value-type="float" office:value="0.0"/>
          <table:table-cell office:value-type="float" office:value="325.0"/>
          <table:table-cell office:value-type="float" office:value="118821.0"/>
          <table:table-cell office:value-type="float" office:value="600.0"/>
          <table:table-cell office:value-type="float" office:value="275078.0"/>
          <table:table-cell office:value-type="float" office:value="1075748.0"/>
          <table:table-cell office:value-type="float" office:value="219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4.3419"/>
          <table:table-cell office:value-type="float" office:value="70.648"/>
          <table:table-cell office:value-type="float" office:value="68.77"/>
          <table:table-cell office:value-type="float" office:value="0.0"/>
          <table:table-cell office:value-type="float" office:value="0.0"/>
          <table:table-cell office:value-type="float" office:value="475.0"/>
          <table:table-cell office:value-type="float" office:value="159772.0"/>
          <table:table-cell office:value-type="float" office:value="600.0"/>
          <table:table-cell office:value-type="float" office:value="275078.0"/>
          <table:table-cell office:value-type="float" office:value="1075748.0"/>
          <table:table-cell office:value-type="float" office:value="219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16423"/>
          <table:table-cell office:value-type="float" office:value="2.375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8.0"/>
          <table:table-cell office:value-type="float" office:value="600.0"/>
          <table:table-cell office:value-type="float" office:value="276206.0"/>
          <table:table-cell office:value-type="float" office:value="1080194.0"/>
          <table:table-cell office:value-type="float" office:value="2219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64.647"/>
          <table:table-cell office:value-type="float" office:value="260.873"/>
          <table:table-cell office:value-type="float" office:value="259.0"/>
          <table:table-cell office:value-type="float" office:value="0.0"/>
          <table:table-cell office:value-type="float" office:value="0.0"/>
          <table:table-cell office:value-type="float" office:value="1465.0"/>
          <table:table-cell office:value-type="float" office:value="616343.0"/>
          <table:table-cell office:value-type="float" office:value="600.0"/>
          <table:table-cell office:value-type="float" office:value="275078.0"/>
          <table:table-cell office:value-type="float" office:value="1075749.0"/>
          <table:table-cell office:value-type="float" office:value="241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.5931"/>
          <table:table-cell office:value-type="float" office:value="72.869"/>
          <table:table-cell office:value-type="float" office:value="70.95"/>
          <table:table-cell office:value-type="float" office:value="1.0"/>
          <table:table-cell office:value-type="float" office:value="0.0"/>
          <table:table-cell office:value-type="float" office:value="380.0"/>
          <table:table-cell office:value-type="float" office:value="138716.0"/>
          <table:table-cell office:value-type="float" office:value="600.0"/>
          <table:table-cell office:value-type="float" office:value="275078.0"/>
          <table:table-cell office:value-type="float" office:value="1075749.0"/>
          <table:table-cell office:value-type="float" office:value="220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2087"/>
          <table:table-cell office:value-type="float" office:value="6.277"/>
          <table:table-cell office:value-type="float" office:value="4.17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4429.0"/>
          <table:table-cell office:value-type="float" office:value="600.0"/>
          <table:table-cell office:value-type="float" office:value="276206.0"/>
          <table:table-cell office:value-type="float" office:value="1080195.0"/>
          <table:table-cell office:value-type="float" office:value="2219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00.323"/>
          <table:table-cell office:value-type="float" office:value="96.788"/>
          <table:table-cell office:value-type="float" office:value="94.62"/>
          <table:table-cell office:value-type="float" office:value="0.0"/>
          <table:table-cell office:value-type="float" office:value="0.0"/>
          <table:table-cell office:value-type="float" office:value="586.0"/>
          <table:table-cell office:value-type="float" office:value="226959.0"/>
          <table:table-cell office:value-type="float" office:value="600.0"/>
          <table:table-cell office:value-type="float" office:value="316180.0"/>
          <table:table-cell office:value-type="float" office:value="1234648.0"/>
          <table:table-cell office:value-type="float" office:value="241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7101"/>
          <table:table-cell office:value-type="float" office:value="14.1"/>
          <table:table-cell office:value-type="float" office:value="12.01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0478.0"/>
          <table:table-cell office:value-type="float" office:value="600.0"/>
          <table:table-cell office:value-type="float" office:value="316180.0"/>
          <table:table-cell office:value-type="float" office:value="1234648.0"/>
          <table:table-cell office:value-type="float" office:value="240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86014"/>
          <table:table-cell office:value-type="float" office:value="2.24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600.0"/>
          <table:table-cell office:value-type="float" office:value="317308.0"/>
          <table:table-cell office:value-type="float" office:value="1239094.0"/>
          <table:table-cell office:value-type="float" office:value="2429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78.6778"/>
          <table:table-cell office:value-type="float" office:value="75.049"/>
          <table:table-cell office:value-type="float" office:value="72.74"/>
          <table:table-cell office:value-type="float" office:value="0.0"/>
          <table:table-cell office:value-type="float" office:value="0.0"/>
          <table:table-cell office:value-type="float" office:value="506.0"/>
          <table:table-cell office:value-type="float" office:value="174592.0"/>
          <table:table-cell office:value-type="float" office:value="600.0"/>
          <table:table-cell office:value-type="float" office:value="316180.0"/>
          <table:table-cell office:value-type="float" office:value="1234648.0"/>
          <table:table-cell office:value-type="float" office:value="240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.9592"/>
          <table:table-cell office:value-type="float" office:value="59.416"/>
          <table:table-cell office:value-type="float" office:value="57.35"/>
          <table:table-cell office:value-type="float" office:value="1.0"/>
          <table:table-cell office:value-type="float" office:value="0.0"/>
          <table:table-cell office:value-type="float" office:value="284.0"/>
          <table:table-cell office:value-type="float" office:value="102454.0"/>
          <table:table-cell office:value-type="float" office:value="600.0"/>
          <table:table-cell office:value-type="float" office:value="316180.0"/>
          <table:table-cell office:value-type="float" office:value="1234648.0"/>
          <table:table-cell office:value-type="float" office:value="240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51524"/>
          <table:table-cell office:value-type="float" office:value="2.2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0.0"/>
          <table:table-cell office:value-type="float" office:value="600.0"/>
          <table:table-cell office:value-type="float" office:value="317308.0"/>
          <table:table-cell office:value-type="float" office:value="1239094.0"/>
          <table:table-cell office:value-type="float" office:value="2422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53.3376"/>
          <table:table-cell office:value-type="float" office:value="49.759"/>
          <table:table-cell office:value-type="float" office:value="47.48"/>
          <table:table-cell office:value-type="float" office:value="0.0"/>
          <table:table-cell office:value-type="float" office:value="0.0"/>
          <table:table-cell office:value-type="float" office:value="294.0"/>
          <table:table-cell office:value-type="float" office:value="107871.0"/>
          <table:table-cell office:value-type="float" office:value="600.0"/>
          <table:table-cell office:value-type="float" office:value="316180.0"/>
          <table:table-cell office:value-type="float" office:value="1234649.0"/>
          <table:table-cell office:value-type="float" office:value="240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9802"/>
          <table:table-cell office:value-type="float" office:value="36.361"/>
          <table:table-cell office:value-type="float" office:value="34.31"/>
          <table:table-cell office:value-type="float" office:value="1.0"/>
          <table:table-cell office:value-type="float" office:value="0.0"/>
          <table:table-cell office:value-type="float" office:value="227.0"/>
          <table:table-cell office:value-type="float" office:value="67970.0"/>
          <table:table-cell office:value-type="float" office:value="600.0"/>
          <table:table-cell office:value-type="float" office:value="316180.0"/>
          <table:table-cell office:value-type="float" office:value="1234649.0"/>
          <table:table-cell office:value-type="float" office:value="240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7718"/>
          <table:table-cell office:value-type="float" office:value="2.507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714.0"/>
          <table:table-cell office:value-type="float" office:value="600.0"/>
          <table:table-cell office:value-type="float" office:value="317308.0"/>
          <table:table-cell office:value-type="float" office:value="1239095.0"/>
          <table:table-cell office:value-type="float" office:value="2422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56.204"/>
          <table:table-cell office:value-type="float" office:value="152.564"/>
          <table:table-cell office:value-type="float" office:value="150.29"/>
          <table:table-cell office:value-type="float" office:value="0.0"/>
          <table:table-cell office:value-type="float" office:value="0.0"/>
          <table:table-cell office:value-type="float" office:value="989.0"/>
          <table:table-cell office:value-type="float" office:value="382292.0"/>
          <table:table-cell office:value-type="float" office:value="600.0"/>
          <table:table-cell office:value-type="float" office:value="316180.0"/>
          <table:table-cell office:value-type="float" office:value="1234650.0"/>
          <table:table-cell office:value-type="float" office:value="250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6594"/>
          <table:table-cell office:value-type="float" office:value="29.849"/>
          <table:table-cell office:value-type="float" office:value="27.57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7924.0"/>
          <table:table-cell office:value-type="float" office:value="600.0"/>
          <table:table-cell office:value-type="float" office:value="316180.0"/>
          <table:table-cell office:value-type="float" office:value="1234650.0"/>
          <table:table-cell office:value-type="float" office:value="240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67332"/>
          <table:table-cell office:value-type="float" office:value="3.358"/>
          <table:table-cell office:value-type="float" office:value="1.4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4040.0"/>
          <table:table-cell office:value-type="float" office:value="600.0"/>
          <table:table-cell office:value-type="float" office:value="317308.0"/>
          <table:table-cell office:value-type="float" office:value="1239096.0"/>
          <table:table-cell office:value-type="float" office:value="2429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3.6893"/>
          <table:table-cell office:value-type="float" office:value="50.05"/>
          <table:table-cell office:value-type="float" office:value="47.88"/>
          <table:table-cell office:value-type="float" office:value="0.0"/>
          <table:table-cell office:value-type="float" office:value="0.0"/>
          <table:table-cell office:value-type="float" office:value="328.0"/>
          <table:table-cell office:value-type="float" office:value="113642.0"/>
          <table:table-cell office:value-type="float" office:value="600.0"/>
          <table:table-cell office:value-type="float" office:value="316180.0"/>
          <table:table-cell office:value-type="float" office:value="1234650.0"/>
          <table:table-cell office:value-type="float" office:value="240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.1461"/>
          <table:table-cell office:value-type="float" office:value="29.444"/>
          <table:table-cell office:value-type="float" office:value="27.39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70751.0"/>
          <table:table-cell office:value-type="float" office:value="600.0"/>
          <table:table-cell office:value-type="float" office:value="316180.0"/>
          <table:table-cell office:value-type="float" office:value="1234650.0"/>
          <table:table-cell office:value-type="float" office:value="241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4051"/>
          <table:table-cell office:value-type="float" office:value="2.479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8.0"/>
          <table:table-cell office:value-type="float" office:value="600.0"/>
          <table:table-cell office:value-type="float" office:value="317308.0"/>
          <table:table-cell office:value-type="float" office:value="1239096.0"/>
          <table:table-cell office:value-type="float" office:value="2422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8.5658"/>
          <table:table-cell office:value-type="float" office:value="45.538"/>
          <table:table-cell office:value-type="float" office:value="44.89"/>
          <table:table-cell office:value-type="float" office:value="0.0"/>
          <table:table-cell office:value-type="float" office:value="0.0"/>
          <table:table-cell office:value-type="float" office:value="475.0"/>
          <table:table-cell office:value-type="float" office:value="169863.0"/>
          <table:table-cell office:value-type="float" office:value="300.0"/>
          <table:table-cell office:value-type="float" office:value="90750.0"/>
          <table:table-cell office:value-type="float" office:value="350345.0"/>
          <table:table-cell office:value-type="float" office:value="134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.594"/>
          <table:table-cell office:value-type="float" office:value="93.39"/>
          <table:table-cell office:value-type="float" office:value="92.79"/>
          <table:table-cell office:value-type="float" office:value="0.0"/>
          <table:table-cell office:value-type="float" office:value="0.0"/>
          <table:table-cell office:value-type="float" office:value="1020.0"/>
          <table:table-cell office:value-type="float" office:value="397058.0"/>
          <table:table-cell office:value-type="float" office:value="300.0"/>
          <table:table-cell office:value-type="float" office:value="90750.0"/>
          <table:table-cell office:value-type="float" office:value="350345.0"/>
          <table:table-cell office:value-type="float" office:value="137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7153"/>
          <table:table-cell office:value-type="float" office:value="0.754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1.0"/>
          <table:table-cell office:value-type="float" office:value="300.0"/>
          <table:table-cell office:value-type="float" office:value="91288.0"/>
          <table:table-cell office:value-type="float" office:value="352477.0"/>
          <table:table-cell office:value-type="float" office:value="1345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6.7897"/>
          <table:table-cell office:value-type="float" office:value="23.775"/>
          <table:table-cell office:value-type="float" office:value="23.06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6106.0"/>
          <table:table-cell office:value-type="float" office:value="300.0"/>
          <table:table-cell office:value-type="float" office:value="90750.0"/>
          <table:table-cell office:value-type="float" office:value="350345.0"/>
          <table:table-cell office:value-type="float" office:value="127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1421"/>
          <table:table-cell office:value-type="float" office:value="6.165"/>
          <table:table-cell office:value-type="float" office:value="5.54"/>
          <table:table-cell office:value-type="float" office:value="1.0"/>
          <table:table-cell office:value-type="float" office:value="0.0"/>
          <table:table-cell office:value-type="float" office:value="87.0"/>
          <table:table-cell office:value-type="float" office:value="23240.0"/>
          <table:table-cell office:value-type="float" office:value="300.0"/>
          <table:table-cell office:value-type="float" office:value="90750.0"/>
          <table:table-cell office:value-type="float" office:value="350345.0"/>
          <table:table-cell office:value-type="float" office:value="127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43473"/>
          <table:table-cell office:value-type="float" office:value="0.69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8.0"/>
          <table:table-cell office:value-type="float" office:value="300.0"/>
          <table:table-cell office:value-type="float" office:value="91288.0"/>
          <table:table-cell office:value-type="float" office:value="35247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8.83"/>
          <table:table-cell office:value-type="float" office:value="25.734"/>
          <table:table-cell office:value-type="float" office:value="25.1"/>
          <table:table-cell office:value-type="float" office:value="0.0"/>
          <table:table-cell office:value-type="float" office:value="0.0"/>
          <table:table-cell office:value-type="float" office:value="285.0"/>
          <table:table-cell office:value-type="float" office:value="103088.0"/>
          <table:table-cell office:value-type="float" office:value="300.0"/>
          <table:table-cell office:value-type="float" office:value="90750.0"/>
          <table:table-cell office:value-type="float" office:value="350345.0"/>
          <table:table-cell office:value-type="float" office:value="1289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40695"/>
          <table:table-cell office:value-type="float" office:value="4.29"/>
          <table:table-cell office:value-type="float" office:value="3.6"/>
          <table:table-cell office:value-type="float" office:value="1.0"/>
          <table:table-cell office:value-type="float" office:value="0.0"/>
          <table:table-cell office:value-type="float" office:value="65.0"/>
          <table:table-cell office:value-type="float" office:value="18137.0"/>
          <table:table-cell office:value-type="float" office:value="300.0"/>
          <table:table-cell office:value-type="float" office:value="90750.0"/>
          <table:table-cell office:value-type="float" office:value="350345.0"/>
          <table:table-cell office:value-type="float" office:value="127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598"/>
          <table:table-cell office:value-type="float" office:value="0.69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0.0"/>
          <table:table-cell office:value-type="float" office:value="91288.0"/>
          <table:table-cell office:value-type="float" office:value="352477.0"/>
          <table:table-cell office:value-type="float" office:value="1338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9.261"/>
          <table:table-cell office:value-type="float" office:value="26.155"/>
          <table:table-cell office:value-type="float" office:value="25.5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103603.0"/>
          <table:table-cell office:value-type="float" office:value="300.0"/>
          <table:table-cell office:value-type="float" office:value="90750.0"/>
          <table:table-cell office:value-type="float" office:value="350345.0"/>
          <table:table-cell office:value-type="float" office:value="1284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44569"/>
          <table:table-cell office:value-type="float" office:value="5.367"/>
          <table:table-cell office:value-type="float" office:value="4.74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22297.0"/>
          <table:table-cell office:value-type="float" office:value="300.0"/>
          <table:table-cell office:value-type="float" office:value="90750.0"/>
          <table:table-cell office:value-type="float" office:value="350345.0"/>
          <table:table-cell office:value-type="float" office:value="127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8779"/>
          <table:table-cell office:value-type="float" office:value="0.5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91288.0"/>
          <table:table-cell office:value-type="float" office:value="35247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8.1992"/>
          <table:table-cell office:value-type="float" office:value="15.199"/>
          <table:table-cell office:value-type="float" office:value="14.56"/>
          <table:table-cell office:value-type="float" office:value="0.0"/>
          <table:table-cell office:value-type="float" office:value="0.0"/>
          <table:table-cell office:value-type="float" office:value="190.0"/>
          <table:table-cell office:value-type="float" office:value="61299.0"/>
          <table:table-cell office:value-type="float" office:value="300.0"/>
          <table:table-cell office:value-type="float" office:value="90750.0"/>
          <table:table-cell office:value-type="float" office:value="350345.0"/>
          <table:table-cell office:value-type="float" office:value="1278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2885"/>
          <table:table-cell office:value-type="float" office:value="14.14"/>
          <table:table-cell office:value-type="float" office:value="13.53"/>
          <table:table-cell office:value-type="float" office:value="1.0"/>
          <table:table-cell office:value-type="float" office:value="0.0"/>
          <table:table-cell office:value-type="float" office:value="204.0"/>
          <table:table-cell office:value-type="float" office:value="63225.0"/>
          <table:table-cell office:value-type="float" office:value="300.0"/>
          <table:table-cell office:value-type="float" office:value="90750.0"/>
          <table:table-cell office:value-type="float" office:value="350345.0"/>
          <table:table-cell office:value-type="float" office:value="127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62938"/>
          <table:table-cell office:value-type="float" office:value="0.62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0.0"/>
          <table:table-cell office:value-type="float" office:value="91288.0"/>
          <table:table-cell office:value-type="float" office:value="352477.0"/>
          <table:table-cell office:value-type="float" office:value="1345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82.8656"/>
          <table:table-cell office:value-type="float" office:value="79.326"/>
          <table:table-cell office:value-type="float" office:value="77.55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92205.0"/>
          <table:table-cell office:value-type="float" office:value="600.0"/>
          <table:table-cell office:value-type="float" office:value="252730.0"/>
          <table:table-cell office:value-type="float" office:value="988936.0"/>
          <table:table-cell office:value-type="float" office:value="209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4999"/>
          <table:table-cell office:value-type="float" office:value="12.288"/>
          <table:table-cell office:value-type="float" office:value="10.66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5286.0"/>
          <table:table-cell office:value-type="float" office:value="600.0"/>
          <table:table-cell office:value-type="float" office:value="252730.0"/>
          <table:table-cell office:value-type="float" office:value="988936.0"/>
          <table:table-cell office:value-type="float" office:value="209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49311"/>
          <table:table-cell office:value-type="float" office:value="2.891"/>
          <table:table-cell office:value-type="float" office:value="1.02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109.0"/>
          <table:table-cell office:value-type="float" office:value="600.0"/>
          <table:table-cell office:value-type="float" office:value="253858.0"/>
          <table:table-cell office:value-type="float" office:value="993382.0"/>
          <table:table-cell office:value-type="float" office:value="2116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46.4705"/>
          <table:table-cell office:value-type="float" office:value="42.944"/>
          <table:table-cell office:value-type="float" office:value="41.11"/>
          <table:table-cell office:value-type="float" office:value="0.0"/>
          <table:table-cell office:value-type="float" office:value="0.0"/>
          <table:table-cell office:value-type="float" office:value="317.0"/>
          <table:table-cell office:value-type="float" office:value="112950.0"/>
          <table:table-cell office:value-type="float" office:value="600.0"/>
          <table:table-cell office:value-type="float" office:value="252730.0"/>
          <table:table-cell office:value-type="float" office:value="988935.0"/>
          <table:table-cell office:value-type="float" office:value="209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7314"/>
          <table:table-cell office:value-type="float" office:value="16.192"/>
          <table:table-cell office:value-type="float" office:value="14.53"/>
          <table:table-cell office:value-type="float" office:value="0.0"/>
          <table:table-cell office:value-type="float" office:value="0.0"/>
          <table:table-cell office:value-type="float" office:value="156.0"/>
          <table:table-cell office:value-type="float" office:value="48459.0"/>
          <table:table-cell office:value-type="float" office:value="600.0"/>
          <table:table-cell office:value-type="float" office:value="252730.0"/>
          <table:table-cell office:value-type="float" office:value="988935.0"/>
          <table:table-cell office:value-type="float" office:value="209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1957"/>
          <table:table-cell office:value-type="float" office:value="2.354"/>
          <table:table-cell office:value-type="float" office:value="0.5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210.0"/>
          <table:table-cell office:value-type="float" office:value="600.0"/>
          <table:table-cell office:value-type="float" office:value="253858.0"/>
          <table:table-cell office:value-type="float" office:value="993381.0"/>
          <table:table-cell office:value-type="float" office:value="2119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71.3398"/>
          <table:table-cell office:value-type="float" office:value="67.659"/>
          <table:table-cell office:value-type="float" office:value="65.95"/>
          <table:table-cell office:value-type="float" office:value="0.0"/>
          <table:table-cell office:value-type="float" office:value="0.0"/>
          <table:table-cell office:value-type="float" office:value="481.0"/>
          <table:table-cell office:value-type="float" office:value="162614.0"/>
          <table:table-cell office:value-type="float" office:value="600.0"/>
          <table:table-cell office:value-type="float" office:value="252730.0"/>
          <table:table-cell office:value-type="float" office:value="988935.0"/>
          <table:table-cell office:value-type="float" office:value="209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.6208"/>
          <table:table-cell office:value-type="float" office:value="85.124"/>
          <table:table-cell office:value-type="float" office:value="83.51"/>
          <table:table-cell office:value-type="float" office:value="1.0"/>
          <table:table-cell office:value-type="float" office:value="0.0"/>
          <table:table-cell office:value-type="float" office:value="636.0"/>
          <table:table-cell office:value-type="float" office:value="241202.0"/>
          <table:table-cell office:value-type="float" office:value="600.0"/>
          <table:table-cell office:value-type="float" office:value="252730.0"/>
          <table:table-cell office:value-type="float" office:value="988935.0"/>
          <table:table-cell office:value-type="float" office:value="210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7802"/>
          <table:table-cell office:value-type="float" office:value="8.257"/>
          <table:table-cell office:value-type="float" office:value="6.32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22738.0"/>
          <table:table-cell office:value-type="float" office:value="600.0"/>
          <table:table-cell office:value-type="float" office:value="253858.0"/>
          <table:table-cell office:value-type="float" office:value="993381.0"/>
          <table:table-cell office:value-type="float" office:value="2116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77.574"/>
          <table:table-cell office:value-type="float" office:value="174.07"/>
          <table:table-cell office:value-type="float" office:value="172.29"/>
          <table:table-cell office:value-type="float" office:value="0.0"/>
          <table:table-cell office:value-type="float" office:value="0.0"/>
          <table:table-cell office:value-type="float" office:value="1022.0"/>
          <table:table-cell office:value-type="float" office:value="476155.0"/>
          <table:table-cell office:value-type="float" office:value="600.0"/>
          <table:table-cell office:value-type="float" office:value="252730.0"/>
          <table:table-cell office:value-type="float" office:value="988935.0"/>
          <table:table-cell office:value-type="float" office:value="209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.3772"/>
          <table:table-cell office:value-type="float" office:value="66.871"/>
          <table:table-cell office:value-type="float" office:value="65.21"/>
          <table:table-cell office:value-type="float" office:value="1.0"/>
          <table:table-cell office:value-type="float" office:value="0.0"/>
          <table:table-cell office:value-type="float" office:value="419.0"/>
          <table:table-cell office:value-type="float" office:value="151215.0"/>
          <table:table-cell office:value-type="float" office:value="600.0"/>
          <table:table-cell office:value-type="float" office:value="252730.0"/>
          <table:table-cell office:value-type="float" office:value="988935.0"/>
          <table:table-cell office:value-type="float" office:value="209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21482"/>
          <table:table-cell office:value-type="float" office:value="2.61"/>
          <table:table-cell office:value-type="float" office:value="0.8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98.0"/>
          <table:table-cell office:value-type="float" office:value="600.0"/>
          <table:table-cell office:value-type="float" office:value="253858.0"/>
          <table:table-cell office:value-type="float" office:value="993381.0"/>
          <table:table-cell office:value-type="float" office:value="2116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62.738"/>
          <table:table-cell office:value-type="float" office:value="158.156"/>
          <table:table-cell office:value-type="float" office:value="155.0"/>
          <table:table-cell office:value-type="float" office:value="0.0"/>
          <table:table-cell office:value-type="float" office:value="0.0"/>
          <table:table-cell office:value-type="float" office:value="637.0"/>
          <table:table-cell office:value-type="float" office:value="246923.0"/>
          <table:table-cell office:value-type="float" office:value="600.0"/>
          <table:table-cell office:value-type="float" office:value="252730.0"/>
          <table:table-cell office:value-type="float" office:value="988937.0"/>
          <table:table-cell office:value-type="float" office:value="2126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7.168"/>
          <table:table-cell office:value-type="float" office:value="153.942"/>
          <table:table-cell office:value-type="float" office:value="152.12"/>
          <table:table-cell office:value-type="float" office:value="1.0"/>
          <table:table-cell office:value-type="float" office:value="0.0"/>
          <table:table-cell office:value-type="float" office:value="1022.0"/>
          <table:table-cell office:value-type="float" office:value="423576.0"/>
          <table:table-cell office:value-type="float" office:value="600.0"/>
          <table:table-cell office:value-type="float" office:value="252730.0"/>
          <table:table-cell office:value-type="float" office:value="988937.0"/>
          <table:table-cell office:value-type="float" office:value="2142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63973"/>
          <table:table-cell office:value-type="float" office:value="3.436"/>
          <table:table-cell office:value-type="float" office:value="2.05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8150.0"/>
          <table:table-cell office:value-type="float" office:value="600.0"/>
          <table:table-cell office:value-type="float" office:value="253858.0"/>
          <table:table-cell office:value-type="float" office:value="993383.0"/>
          <table:table-cell office:value-type="float" office:value="2116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97328"/>
          <table:table-cell office:value-type="float" office:value="0.349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20.0"/>
          <table:table-cell office:value-type="float" office:value="120.0"/>
          <table:table-cell office:value-type="float" office:value="28772.0"/>
          <table:table-cell office:value-type="float" office:value="11127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675"/>
          <table:table-cell office:value-type="float" office:value="0.19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3.0"/>
          <table:table-cell office:value-type="float" office:value="120.0"/>
          <table:table-cell office:value-type="float" office:value="28772.0"/>
          <table:table-cell office:value-type="float" office:value="11127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7785"/>
          <table:table-cell office:value-type="float" office:value="0.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0"/>
          <table:table-cell office:value-type="float" office:value="28986.0"/>
          <table:table-cell office:value-type="float" office:value="112124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86264"/>
          <table:table-cell office:value-type="float" office:value="1.201"/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39.0"/>
          <table:table-cell office:value-type="float" office:value="8999.0"/>
          <table:table-cell office:value-type="float" office:value="120.0"/>
          <table:table-cell office:value-type="float" office:value="28772.0"/>
          <table:table-cell office:value-type="float" office:value="11127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9605"/>
          <table:table-cell office:value-type="float" office:value="0.25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6.0"/>
          <table:table-cell office:value-type="float" office:value="120.0"/>
          <table:table-cell office:value-type="float" office:value="28772.0"/>
          <table:table-cell office:value-type="float" office:value="11127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2668"/>
          <table:table-cell office:value-type="float" office:value="0.25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0"/>
          <table:table-cell office:value-type="float" office:value="28986.0"/>
          <table:table-cell office:value-type="float" office:value="112124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98555"/>
          <table:table-cell office:value-type="float" office:value="0.18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20.0"/>
          <table:table-cell office:value-type="float" office:value="28772.0"/>
          <table:table-cell office:value-type="float" office:value="11127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4856"/>
          <table:table-cell office:value-type="float" office:value="0.23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20.0"/>
          <table:table-cell office:value-type="float" office:value="28772.0"/>
          <table:table-cell office:value-type="float" office:value="111275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2099"/>
          <table:table-cell office:value-type="float" office:value="0.2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0"/>
          <table:table-cell office:value-type="float" office:value="28986.0"/>
          <table:table-cell office:value-type="float" office:value="112124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88565"/>
          <table:table-cell office:value-type="float" office:value="0.2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20.0"/>
          <table:table-cell office:value-type="float" office:value="28772.0"/>
          <table:table-cell office:value-type="float" office:value="111275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7949"/>
          <table:table-cell office:value-type="float" office:value="0.19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20.0"/>
          <table:table-cell office:value-type="float" office:value="28772.0"/>
          <table:table-cell office:value-type="float" office:value="111275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8221"/>
          <table:table-cell office:value-type="float" office:value="0.2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0"/>
          <table:table-cell office:value-type="float" office:value="28986.0"/>
          <table:table-cell office:value-type="float" office:value="112124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88752"/>
          <table:table-cell office:value-type="float" office:value="0.2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20.0"/>
          <table:table-cell office:value-type="float" office:value="28772.0"/>
          <table:table-cell office:value-type="float" office:value="11127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0391"/>
          <table:table-cell office:value-type="float" office:value="0.25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9.0"/>
          <table:table-cell office:value-type="float" office:value="120.0"/>
          <table:table-cell office:value-type="float" office:value="28772.0"/>
          <table:table-cell office:value-type="float" office:value="111275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1531"/>
          <table:table-cell office:value-type="float" office:value="0.22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0"/>
          <table:table-cell office:value-type="float" office:value="28986.0"/>
          <table:table-cell office:value-type="float" office:value="112124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